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dc2300" draw:fill="gradient" draw:fill-gradient-name="orangeovergang" draw:fill-hatch-name="Black_20_0_20_Degrees" draw:opacity="67%" draw:textarea-horizontal-align="justify" draw:textarea-vertical-align="middle" draw:auto-grow-height="false" draw:shadow="visible" draw:shadow-offset-x="0.1cm" draw:shadow-offset-y="0.1cm" draw:shadow-color="#c0c0c0" draw:shadow-opacity="67%"/>
    </style:style>
    <style:style style:name="gr2" style:family="graphic" style:parent-style-name="standard">
      <style:graphic-properties draw:stroke="none" svg:stroke-color="#000000" draw:fill="none" draw:fill-color="#ffffff" draw:fill-gradient-name="lysblåovergang" draw:fill-image-width="0cm" draw:fill-image-height="0cm" draw:textarea-horizontal-align="left" draw:auto-grow-height="true" draw:auto-grow-width="false" fo:min-height="0.216cm" fo:min-width="3cm"/>
    </style:style>
    <style:style style:name="gr3" style:family="graphic" style:parent-style-name="standard">
      <style:graphic-properties svg:stroke-color="#0000ff" draw:fill="gradient" draw:fill-gradient-name="lysblåovergang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fill-gradient-name="lysblåovergang" draw:fill-image-width="0cm" draw:fill-image-height="0cm" draw:textarea-horizontal-align="left" draw:auto-grow-height="true" draw:auto-grow-width="false" fo:min-height="0.825cm" fo:min-width="1.722cm"/>
    </style:style>
    <style:style style:name="gr5" style:family="graphic" style:parent-style-name="standard">
      <style:graphic-properties draw:fill="gradient" draw:fill-gradient-name="lysblåovergang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svg:stroke-color="#dc2300" draw:fill="gradient" draw:fill-gradient-name="orangeovergang" draw:fill-hatch-name="Black_20_0_20_Degrees" draw:opacity="50%" draw:textarea-horizontal-align="justify" draw:textarea-vertical-align="middle" draw:auto-grow-height="false" draw:shadow="visible" draw:shadow-offset-x="0.1cm" draw:shadow-offset-y="0.1cm" draw:shadow-color="#c0c0c0" draw:shadow-opacity="50%"/>
    </style:style>
    <style:style style:name="gr7" style:family="graphic" style:parent-style-name="standard">
      <style:graphic-properties svg:stroke-color="#cccc00" draw:fill="gradient" draw:fill-gradient-name="Gulovergang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ff" draw:fill="gradient" draw:fill-gradient-name="lysblåovergang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3.857cm" svg:height="1.607cm" svg:x="3.5cm" svg:y="6.9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2.536cm" svg:height="0.64cm" svg:x="4.464cm" svg:y="7.427cm">
          <draw:text-box>
            <text:p text:style-name="P2"><text:span text:style-name="T1">War Setup</text:span></text:p>
          </draw:text-box>
        </draw:frame>
        <draw:custom-shape draw:style-name="gr3" draw:text-style-name="P3" draw:layer="layout" svg:width="3.214cm" svg:height="2.571cm" svg:x="9.286cm" svg:y="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4" draw:text-style-name="P2" draw:layer="layout" svg:width="3.457cm" svg:height="1.418cm" svg:x="9.286cm" svg:y="5.532cm">
          <draw:text-box>
            <text:p text:style-name="P2"><text:span text:style-name="T1">Application files</text:span></text:p>
            <text:p text:style-name="P2"><text:span text:style-name="T1">Documentation</text:span></text:p>
            <text:p text:style-name="P2"><text:span text:style-name="T1">Other files</text:span></text:p>
          </draw:text-box>
        </draw:frame>
        <draw:custom-shape draw:style-name="gr5" draw:text-style-name="P3" draw:layer="layout" svg:width="1.321cm" svg:height="0.321cm" svg:x="7.679cm" svg:y="6.92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857cm" svg:height="1.607cm" svg:x="3.5cm" svg:y="10.46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2.214cm" svg:height="0.64cm" svg:x="4.786cm" svg:y="11cm">
          <draw:text-box>
            <text:p text:style-name="P2"><text:span text:style-name="T1">Wix</text:span></text:p>
          </draw:text-box>
        </draw:frame>
        <draw:custom-shape draw:style-name="gr5" draw:text-style-name="P3" draw:layer="layout" svg:width="1.286cm" svg:height="0.322cm" draw:transform="rotate (1.5707963267946) translate (5.107cm 10.14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.893cm" svg:height="1.928cm" svg:x="3.821cm" svg:y="13.679cm">
          <text:p text:style-name="P4"><text:span text:style-name="T1">.MSI 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draw:layer="layout" svg:width="1.286cm" svg:height="0.322cm" draw:transform="rotate (1.5707963267946) translate (5.107cm 13.6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2.571cm" svg:height="2.572cm" svg:x="9.286cm" svg:y="8.214cm">
          <text:p text:style-name="P4"><text:span text:style-name="T1">WarSetup </text:span></text:p>
          <text:p text:style-name="P4"><text:span text:style-name="T1">projec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draw:layer="layout" svg:width="1.321cm" svg:height="0.322cm" svg:x="7.679cm" svg:y="8.2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cc99" draw:end-color="#ffffff" draw:start-intensity="100%" draw:end-intensity="100%" draw:angle="0" draw:border="0%"/>
    <draw:gradient draw:name="Gulovergang" draw:style="linear" draw:start-color="#ffff99" draw:end-color="#ffffcc" draw:start-intensity="100%" draw:end-intensity="100%" draw:angle="0" draw:border="0%"/>
    <draw:gradient draw:name="lysblåovergang" draw:style="linear" draw:start-color="#ccccff" draw:end-color="#ffffff" draw:start-intensity="100%" draw:end-intensity="100%" draw:angle="0" draw:border="0%"/>
    <draw:gradient draw:name="orangeovergang" draw:style="linear" draw:start-color="#ffcc99" draw:end-color="#ffffcc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Jarle Aase</meta:initial-creator>
    <meta:creation-date>2007-05-05T22:09:14</meta:creation-date>
    <dc:creator>Jarle Aase</dc:creator>
    <dc:date>2007-05-05T22:39:53</dc:date>
    <dc:language>en-US</dc:language>
    <meta:editing-cycles>3</meta:editing-cycles>
    <meta:editing-duration>PT30M40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